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5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6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7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8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3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4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style:text-position="sub 58%" fo:font-family="'Courier New'" style:font-style-name="Regular" style:font-pitch="fixed" fo:font-size="10pt"/>
    </style:style>
    <style:style style:name="T4" style:family="text">
      <style:text-properties fo:font-family="'Courier New'" style:font-pitch="fixed" fo:font-size="10pt"/>
    </style:style>
    <style:style style:name="T5" style:family="text">
      <style:text-properties style:text-position="sub 58%" fo:font-family="'Courier New'" style:font-pitch="fixed" fo:font-size="10pt"/>
    </style:style>
    <style:style style:name="T6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444cm" svg:height="5.882cm" svg:x="0.793cm" svg:y="0.311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5026.74846625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08cm" svg:height="5.887cm" svg:x="3.424cm" svg:y="0.311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183.12566749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47cm" svg:height="5.887cm" svg:x="6.407cm" svg:y="0.311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224.43820224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78cm" svg:y="5.586cm">
          <draw:text-box>
            <text:p text:style-name="P3"><text:span text:style-name="T2"><text:s/></text:span><text:span text:style-name="T2">w </text:span></text:p>
          </draw:text-box>
        </draw:frame>
        <draw:frame draw:style-name="gr3" draw:text-style-name="P4" draw:layer="layout" svg:width="0.761cm" svg:height="0.502cm" svg:x="-0.178cm" svg:y="4.67cm">
          <draw:text-box>
            <text:p text:style-name="P3"><text:span text:style-name="T2"><text:s/></text:span><text:span text:style-name="T2">c</text:span><text:span text:style-name="T3">1</text:span><text:span text:style-name="T2"> </text:span></text:p>
          </draw:text-box>
        </draw:frame>
        <draw:frame draw:style-name="gr4" draw:text-style-name="P4" draw:layer="layout" svg:width="1.061cm" svg:height="0.399cm" svg:x="-0.178cm" svg:y="1.676cm">
          <draw:text-box>
            <text:p text:style-name="P3"><text:span text:style-name="T2"><text:s/></text:span><text:span text:style-name="T2">pop </text:span></text:p>
          </draw:text-box>
        </draw:frame>
        <draw:frame draw:style-name="gr5" draw:text-style-name="P4" draw:layer="layout" svg:width="0.761cm" svg:height="0.502cm" svg:x="-0.178cm" svg:y="3.829cm">
          <draw:text-box>
            <text:p text:style-name="P3"><text:span text:style-name="T2"><text:s/></text:span><text:span text:style-name="T2">c</text:span><text:span text:style-name="T3">2</text:span><text:span text:style-name="T2"> </text:span></text:p>
          </draw:text-box>
        </draw:frame>
        <draw:frame draw:style-name="gr6" draw:text-style-name="P4" draw:layer="layout" svg:width="0.761cm" svg:height="0.502cm" svg:x="-0.178cm" svg:y="3.214cm">
          <draw:text-box>
            <text:p text:style-name="P3"><text:span text:style-name="T2"><text:s/></text:span><text:span text:style-name="T2">c</text:span><text:span text:style-name="T3">3</text:span><text:span text:style-name="T2"> </text:span></text:p>
          </draw:text-box>
        </draw:frame>
        <draw:frame draw:style-name="gr7" draw:text-style-name="P4" draw:layer="layout" svg:width="0.761cm" svg:height="0.502cm" svg:x="-0.178cm" svg:y="2.598cm">
          <draw:text-box>
            <text:p text:style-name="P3"><text:span text:style-name="T2"><text:s/></text:span><text:span text:style-name="T2">c</text:span><text:span text:style-name="T3">4</text:span><text:span text:style-name="T2"> </text:span></text:p>
          </draw:text-box>
        </draw:frame>
        <draw:connector draw:style-name="gr8" draw:text-style-name="P5" draw:layer="layout" draw:type="curve" svg:x1="1.877cm" svg:y1="5.15cm" svg:x2="1.877cm" svg:y2="5.595cm" draw:start-shape="id1" draw:start-glue-point="8" draw:end-shape="id2" draw:end-glue-point="4">
          <text:p text:style-name="P3"/>
        </draw:connector>
        <draw:connector draw:style-name="gr9" draw:text-style-name="P5" draw:layer="layout" draw:type="line" svg:x1="2.012cm" svg:y1="2.652cm" svg:x2="3.769cm" svg:y2="2cm" draw:start-shape="id3" draw:start-glue-point="11" draw:end-shape="id4" draw:end-glue-point="7">
          <text:p text:style-name="P3"/>
        </draw:connector>
        <draw:connector draw:style-name="gr9" draw:text-style-name="P5" draw:layer="layout" draw:type="line" svg:x1="2.012cm" svg:y1="3.268cm" svg:x2="3.769cm" svg:y2="2cm" draw:start-shape="id5" draw:start-glue-point="11" draw:end-shape="id4" draw:end-glue-point="7">
          <text:p text:style-name="P3"/>
        </draw:connector>
        <draw:connector draw:style-name="gr9" draw:text-style-name="P5" draw:layer="layout" draw:type="line" svg:x1="2.012cm" svg:y1="3.883cm" svg:x2="3.769cm" svg:y2="2cm" draw:start-shape="id6" draw:start-glue-point="11" draw:end-shape="id4" draw:end-glue-point="7">
          <text:p text:style-name="P3"/>
        </draw:connector>
        <draw:connector draw:style-name="gr9" draw:text-style-name="P5" draw:layer="layout" draw:type="line" svg:x1="2.012cm" svg:y1="4.824cm" svg:x2="3.769cm" svg:y2="2cm" draw:start-shape="id1" draw:start-glue-point="11" draw:end-shape="id4" draw:end-glue-point="7">
          <text:p text:style-name="P3"/>
        </draw:connector>
        <draw:connector draw:style-name="gr10" draw:text-style-name="P5" draw:layer="layout" draw:type="line" svg:x1="2.068cm" svg:y1="2.787cm" svg:x2="4.689cm" svg:y2="2.787cm" draw:start-shape="id3" draw:start-glue-point="10" draw:end-shape="id7" draw:end-glue-point="6">
          <text:p text:style-name="P3"/>
        </draw:connector>
        <draw:connector draw:style-name="gr10" draw:text-style-name="P5" draw:layer="layout" draw:type="line" svg:x1="2.068cm" svg:y1="3.403cm" svg:x2="4.689cm" svg:y2="3.403cm" draw:start-shape="id5" draw:start-glue-point="10" draw:end-shape="id8" draw:end-glue-point="6">
          <text:p text:style-name="P3"/>
        </draw:connector>
        <draw:connector draw:style-name="gr10" draw:text-style-name="P5" draw:layer="layout" draw:type="line" svg:x1="2.068cm" svg:y1="4.018cm" svg:x2="4.689cm" svg:y2="4.018cm" draw:start-shape="id6" draw:start-glue-point="10" draw:end-shape="id9" draw:end-glue-point="6">
          <text:p text:style-name="P3"/>
        </draw:connector>
        <draw:connector draw:style-name="gr10" draw:text-style-name="P5" draw:layer="layout" draw:type="line" svg:x1="2.068cm" svg:y1="3.404cm" svg:x2="4.689cm" svg:y2="4.018cm" draw:start-shape="id5" draw:end-shape="id9" draw:end-glue-point="6">
          <text:p text:style-name="P3"/>
        </draw:connector>
        <draw:connector draw:style-name="gr10" draw:text-style-name="P5" draw:layer="layout" draw:type="line" svg:x1="2.068cm" svg:y1="2.787cm" svg:x2="4.689cm" svg:y2="4.018cm" draw:start-shape="id3" draw:start-glue-point="10" draw:end-shape="id9" draw:end-glue-point="6">
          <text:p text:style-name="P3"/>
        </draw:connector>
        <draw:connector draw:style-name="gr10" draw:text-style-name="P5" draw:layer="layout" draw:type="line" svg:x1="4.039cm" svg:y1="2cm" svg:x2="4.743cm" svg:y2="3.883cm" draw:start-shape="id4" draw:start-glue-point="9" draw:end-shape="id9" draw:end-glue-point="5">
          <text:p text:style-name="P3"/>
        </draw:connector>
        <draw:connector draw:style-name="gr10" draw:text-style-name="P5" draw:layer="layout" draw:type="line" svg:x1="2.068cm" svg:y1="2.787cm" svg:x2="4.689cm" svg:y2="3.403cm" draw:start-shape="id3" draw:start-glue-point="10" draw:end-shape="id8" draw:end-glue-point="6">
          <text:p text:style-name="P3"/>
        </draw:connector>
        <draw:connector draw:style-name="gr10" draw:text-style-name="P5" draw:layer="layout" draw:type="line" svg:x1="4.039cm" svg:y1="2cm" svg:x2="4.743cm" svg:y2="3.268cm" draw:start-shape="id4" draw:start-glue-point="9" draw:end-shape="id8" draw:end-glue-point="5">
          <text:p text:style-name="P3"/>
        </draw:connector>
        <draw:connector draw:style-name="gr10" draw:text-style-name="P5" draw:layer="layout" draw:type="line" svg:x1="2.068cm" svg:y1="3.403cm" svg:x2="4.689cm" svg:y2="2.787cm" draw:start-shape="id5" draw:start-glue-point="10" draw:end-shape="id7" draw:end-glue-point="6">
          <text:p text:style-name="P3"/>
        </draw:connector>
        <draw:connector draw:style-name="gr10" draw:text-style-name="P5" draw:layer="layout" draw:type="line" svg:x1="2.068cm" svg:y1="4.018cm" svg:x2="4.689cm" svg:y2="3.403cm" draw:start-shape="id6" draw:start-glue-point="10" draw:end-shape="id8" draw:end-glue-point="6">
          <text:p text:style-name="P3"/>
        </draw:connector>
        <draw:connector draw:style-name="gr10" draw:text-style-name="P5" draw:layer="layout" draw:type="line" svg:x1="2.068cm" svg:y1="4.959cm" svg:x2="4.689cm" svg:y2="4.018cm" draw:start-shape="id1" draw:start-glue-point="10" draw:end-shape="id9" draw:end-glue-point="6">
          <text:p text:style-name="P3"/>
        </draw:connector>
        <draw:frame draw:style-name="gr11" draw:text-style-name="P6" draw:layer="layout" svg:width="0.337cm" svg:height="0.502cm" svg:x="1.747cm" svg:y="6.326cm">
          <draw:text-box>
            <text:p text:style-name="P3"><text:span text:style-name="T4">w</text:span><text:span text:style-name="T5">1</text:span></text:p>
          </draw:text-box>
        </draw:frame>
        <draw:frame draw:style-name="gr11" draw:text-style-name="P7" draw:layer="layout" svg:width="0.337cm" svg:height="0.502cm" svg:x="7.727cm" svg:y="6.326cm">
          <draw:text-box>
            <text:p text:style-name="P3"><text:span text:style-name="T6">w</text:span><text:span text:style-name="T5">T</text:span></text:p>
          </draw:text-box>
        </draw:frame>
        <draw:frame draw:style-name="gr11" draw:text-style-name="P6" draw:layer="layout" svg:width="1.975cm" svg:height="0.502cm" svg:x="4.009cm" svg:y="6.326cm">
          <draw:text-box>
            <text:p text:style-name="P3"><text:span text:style-name="T4">w</text:span><text:span text:style-name="T5">2</text:span><text:span text:style-name="T6">,...,w</text:span><text:span text:style-name="T5">T-1</text:span></text:p>
          </draw:text-box>
        </draw:frame>
        <draw:connector draw:style-name="gr10" draw:text-style-name="P5" draw:layer="layout" draw:type="line" svg:x1="4.039cm" svg:y1="2cm" svg:x2="4.743cm" svg:y2="2.652cm" draw:start-shape="id4" draw:start-glue-point="9" draw:end-shape="id7" draw:end-glue-point="5">
          <text:p text:style-name="P3"/>
        </draw:connector>
        <draw:custom-shape draw:style-name="gr12" draw:text-style-name="P5" draw:id="id1" draw:layer="layout" svg:width="0.38cm" svg:height="0.38cm" svg:x="1.688cm" svg:y="4.7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6" draw:layer="layout" svg:width="0.38cm" svg:height="0.38cm" svg:x="1.688cm" svg:y="3.8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5" draw:layer="layout" svg:width="0.38cm" svg:height="0.38cm" svg:x="1.688cm" svg:y="3.2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" draw:layer="layout" svg:width="0.38cm" svg:height="0.38cm" svg:x="1.688cm" svg:y="2.5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" draw:layer="layout" svg:width="0.38cm" svg:height="0.38cm" svg:x="1.688cm" svg:y="5.59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4" draw:layer="layout" svg:width="0.38cm" svg:height="0.38cm" svg:x="3.715cm" svg:y="1.6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4.878cm" svg:y1="5.15cm" svg:x2="4.878cm" svg:y2="5.595cm" draw:start-shape="id10" draw:start-glue-point="8" draw:end-shape="id11" draw:end-glue-point="4">
          <text:p text:style-name="P3"/>
        </draw:connector>
        <draw:custom-shape draw:style-name="gr12" draw:text-style-name="P5" draw:id="id10" draw:layer="layout" svg:width="0.38cm" svg:height="0.38cm" svg:x="4.689cm" svg:y="4.7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9" draw:layer="layout" svg:width="0.38cm" svg:height="0.38cm" svg:x="4.689cm" svg:y="3.8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8" draw:layer="layout" svg:width="0.38cm" svg:height="0.38cm" svg:x="4.689cm" svg:y="3.2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7" draw:layer="layout" svg:width="0.38cm" svg:height="0.38cm" svg:x="4.689cm" svg:y="2.5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11" draw:layer="layout" svg:width="0.38cm" svg:height="0.38cm" svg:x="4.689cm" svg:y="5.59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5.07cm" svg:y1="2.787cm" svg:x2="7.691cm" svg:y2="2.787cm" draw:start-shape="id12" draw:start-glue-point="2" draw:end-shape="id13" draw:end-glue-point="6">
          <text:p text:style-name="P3"/>
        </draw:connector>
        <draw:connector draw:style-name="gr10" draw:text-style-name="P5" draw:layer="layout" draw:type="line" svg:x1="5.07cm" svg:y1="3.403cm" svg:x2="7.691cm" svg:y2="3.403cm" draw:start-shape="id14" draw:start-glue-point="2" draw:end-shape="id15" draw:end-glue-point="6">
          <text:p text:style-name="P3"/>
        </draw:connector>
        <draw:connector draw:style-name="gr10" draw:text-style-name="P5" draw:layer="layout" draw:type="line" svg:x1="5.07cm" svg:y1="4.018cm" svg:x2="7.691cm" svg:y2="4.018cm" draw:start-shape="id16" draw:start-glue-point="2" draw:end-shape="id17" draw:end-glue-point="6">
          <text:p text:style-name="P3"/>
        </draw:connector>
        <draw:connector draw:style-name="gr10" draw:text-style-name="P5" draw:id="id14" draw:layer="layout" draw:type="line" svg:x1="5.07cm" svg:y1="3.403cm" svg:x2="7.691cm" svg:y2="4.018cm" draw:end-shape="id17" draw:end-glue-point="6">
          <text:p text:style-name="P3"/>
        </draw:connector>
        <draw:connector draw:style-name="gr10" draw:text-style-name="P5" draw:layer="layout" draw:type="line" svg:x1="5.069cm" svg:y1="2.788cm" svg:x2="7.691cm" svg:y2="4.018cm" draw:start-shape="id7" draw:end-shape="id17" draw:end-glue-point="6">
          <text:p text:style-name="P3"/>
        </draw:connector>
        <draw:connector draw:style-name="gr10" draw:text-style-name="P5" draw:layer="layout" draw:type="line" svg:x1="7.041cm" svg:y1="2cm" svg:x2="7.745cm" svg:y2="3.883cm" draw:start-shape="id18" draw:start-glue-point="9" draw:end-shape="id17" draw:end-glue-point="5">
          <text:p text:style-name="P3"/>
        </draw:connector>
        <draw:connector draw:style-name="gr10" draw:text-style-name="P5" draw:id="id12" draw:layer="layout" draw:type="line" svg:x1="5.07cm" svg:y1="2.787cm" svg:x2="7.691cm" svg:y2="3.403cm" draw:end-shape="id15" draw:end-glue-point="6">
          <text:p text:style-name="P3"/>
        </draw:connector>
        <draw:connector draw:style-name="gr10" draw:text-style-name="P5" draw:layer="layout" draw:type="line" svg:x1="7.041cm" svg:y1="2cm" svg:x2="7.745cm" svg:y2="3.268cm" draw:start-shape="id18" draw:start-glue-point="9" draw:end-shape="id15" draw:end-glue-point="5">
          <text:p text:style-name="P3"/>
        </draw:connector>
        <draw:connector draw:style-name="gr10" draw:text-style-name="P5" draw:layer="layout" draw:type="line" svg:x1="5.07cm" svg:y1="3.403cm" svg:x2="7.691cm" svg:y2="2.787cm" draw:start-shape="id14" draw:start-glue-point="2" draw:end-shape="id13" draw:end-glue-point="6">
          <text:p text:style-name="P3"/>
        </draw:connector>
        <draw:connector draw:style-name="gr10" draw:text-style-name="P5" draw:id="id16" draw:layer="layout" draw:type="line" svg:x1="5.07cm" svg:y1="4.018cm" svg:x2="7.691cm" svg:y2="3.403cm" draw:end-shape="id15" draw:end-glue-point="6">
          <text:p text:style-name="P3"/>
        </draw:connector>
        <draw:connector draw:style-name="gr10" draw:text-style-name="P5" draw:layer="layout" draw:type="line" svg:x1="5.069cm" svg:y1="4.959cm" svg:x2="7.691cm" svg:y2="4.018cm" draw:start-shape="id10" draw:start-glue-point="10" draw:end-shape="id17" draw:end-glue-point="6">
          <text:p text:style-name="P3"/>
        </draw:connector>
        <draw:connector draw:style-name="gr10" draw:text-style-name="P5" draw:layer="layout" draw:type="line" svg:x1="7.041cm" svg:y1="2cm" svg:x2="7.745cm" svg:y2="2.652cm" draw:start-shape="id18" draw:start-glue-point="9" draw:end-shape="id13" draw:end-glue-point="5">
          <text:p text:style-name="P3"/>
        </draw:connector>
        <draw:connector draw:style-name="gr9" draw:text-style-name="P5" draw:layer="layout" draw:type="line" svg:x1="5.013cm" svg:y1="2.652cm" svg:x2="6.771cm" svg:y2="2cm" draw:start-shape="id7" draw:start-glue-point="11" draw:end-shape="id18" draw:end-glue-point="7">
          <text:p text:style-name="P3"/>
        </draw:connector>
        <draw:connector draw:style-name="gr9" draw:text-style-name="P5" draw:layer="layout" draw:type="line" svg:x1="5.013cm" svg:y1="3.268cm" svg:x2="6.771cm" svg:y2="2cm" draw:start-shape="id8" draw:start-glue-point="11" draw:end-shape="id18" draw:end-glue-point="7">
          <text:p text:style-name="P3"/>
        </draw:connector>
        <draw:connector draw:style-name="gr9" draw:text-style-name="P5" draw:layer="layout" draw:type="line" svg:x1="5.013cm" svg:y1="3.883cm" svg:x2="6.771cm" svg:y2="2cm" draw:start-shape="id9" draw:start-glue-point="11" draw:end-shape="id18" draw:end-glue-point="7">
          <text:p text:style-name="P3"/>
        </draw:connector>
        <draw:connector draw:style-name="gr9" draw:text-style-name="P5" draw:layer="layout" draw:type="line" svg:x1="5.013cm" svg:y1="4.824cm" svg:x2="6.771cm" svg:y2="2cm" draw:start-shape="id10" draw:start-glue-point="11" draw:end-shape="id18" draw:end-glue-point="7">
          <text:p text:style-name="P3"/>
        </draw:connector>
        <draw:custom-shape draw:style-name="gr12" draw:text-style-name="P5" draw:id="id18" draw:layer="layout" svg:width="0.38cm" svg:height="0.38cm" svg:x="6.717cm" svg:y="1.67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7.88cm" svg:y1="5.15cm" svg:x2="7.88cm" svg:y2="5.595cm" draw:start-shape="id19" draw:start-glue-point="8" draw:end-shape="id20" draw:end-glue-point="4">
          <text:p text:style-name="P3"/>
        </draw:connector>
        <draw:custom-shape draw:style-name="gr12" draw:text-style-name="P5" draw:id="id19" draw:layer="layout" svg:width="0.38cm" svg:height="0.38cm" svg:x="7.691cm" svg:y="4.7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7" draw:layer="layout" svg:width="0.38cm" svg:height="0.38cm" svg:x="7.691cm" svg:y="3.82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5" draw:layer="layout" svg:width="0.38cm" svg:height="0.38cm" svg:x="7.691cm" svg:y="3.21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13" draw:layer="layout" svg:width="0.38cm" svg:height="0.38cm" svg:x="7.691cm" svg:y="2.59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5" draw:id="id20" draw:layer="layout" svg:width="0.38cm" svg:height="0.38cm" svg:x="7.691cm" svg:y="5.59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svg:x1="7.88cm" svg:y1="4.209cm" svg:x2="7.88cm" svg:y2="4.77cm" draw:start-shape="id17" draw:start-glue-point="8" draw:end-shape="id19" draw:end-glue-point="4">
          <text:p text:style-name="P3"/>
        </draw:connector>
        <draw:connector draw:style-name="gr8" draw:text-style-name="P5" draw:layer="layout" draw:type="curve" draw:line-skew="0.396cm 1.837cm" svg:x1="7.745cm" svg:y1="3.538cm" svg:x2="7.88cm" svg:y2="4.77cm" draw:start-shape="id15" draw:start-glue-point="7" draw:end-shape="id19" draw:end-glue-point="4">
          <text:p text:style-name="P3"/>
        </draw:connector>
        <draw:connector draw:style-name="gr8" draw:text-style-name="P5" draw:layer="layout" draw:type="curve" draw:line-skew="0.157cm 0.67cm" svg:x1="7.745cm" svg:y1="2.922cm" svg:x2="7.88cm" svg:y2="4.77cm" draw:start-shape="id13" draw:start-glue-point="7" draw:end-shape="id19" draw:end-glue-point="4">
          <text:p text:style-name="P3"/>
        </draw:connector>
        <draw:connector draw:style-name="gr8" draw:text-style-name="P5" draw:layer="layout" draw:type="curve" draw:line-skew="0.326cm 1.793cm" svg:x1="4.743cm" svg:y1="3.538cm" svg:x2="4.878cm" svg:y2="4.77cm" draw:start-shape="id8" draw:start-glue-point="7" draw:end-shape="id10" draw:end-glue-point="4">
          <text:p text:style-name="P3"/>
        </draw:connector>
        <draw:connector draw:style-name="gr8" draw:text-style-name="P5" draw:layer="layout" draw:type="curve" draw:line-skew="0.128cm 0.624cm" svg:x1="4.743cm" svg:y1="2.922cm" svg:x2="4.878cm" svg:y2="4.77cm" draw:start-shape="id7" draw:start-glue-point="7" draw:end-shape="id10" draw:end-glue-point="4">
          <text:p text:style-name="P3"/>
        </draw:connector>
        <draw:connector draw:style-name="gr8" draw:text-style-name="P5" draw:layer="layout" draw:type="curve" svg:x1="4.878cm" svg:y1="4.209cm" svg:x2="4.878cm" svg:y2="4.77cm" draw:start-shape="id9" draw:start-glue-point="8" draw:end-shape="id10" draw:end-glue-point="4">
          <text:p text:style-name="P3"/>
        </draw:connector>
        <draw:connector draw:style-name="gr8" draw:text-style-name="P5" draw:layer="layout" draw:type="curve" draw:line-skew="-0.177cm 0.392cm" svg:x1="8.071cm" svg:y1="4.018cm" svg:x2="7.88cm" svg:y2="5.595cm" draw:start-shape="id17" draw:start-glue-point="10" draw:end-shape="id20" draw:end-glue-point="4">
          <text:p text:style-name="P3"/>
        </draw:connector>
        <draw:connector draw:style-name="gr8" draw:text-style-name="P5" draw:layer="layout" draw:type="curve" draw:line-skew="0cm 0.739cm" svg:x1="8.071cm" svg:y1="3.403cm" svg:x2="7.88cm" svg:y2="5.595cm" draw:start-shape="id15" draw:start-glue-point="10" draw:end-shape="id20" draw:end-glue-point="4">
          <text:p text:style-name="P3"/>
        </draw:connector>
        <draw:connector draw:style-name="gr8" draw:text-style-name="P5" draw:layer="layout" draw:type="curve" draw:line-skew="0.168cm 1.093cm" svg:x1="8.071cm" svg:y1="2.787cm" svg:x2="7.88cm" svg:y2="5.595cm" draw:start-shape="id13" draw:start-glue-point="10" draw:end-shape="id20" draw:end-glue-point="4">
          <text:p text:style-name="P3"/>
        </draw:connector>
        <draw:connector draw:style-name="gr8" draw:text-style-name="P5" draw:layer="layout" draw:type="curve" draw:line-skew="-0.236cm 0.374cm" svg:x1="2.068cm" svg:y1="4.018cm" svg:x2="1.877cm" svg:y2="5.595cm" draw:start-shape="id6" draw:start-glue-point="10" draw:end-shape="id2" draw:end-glue-point="4">
          <text:p text:style-name="P3"/>
        </draw:connector>
        <draw:connector draw:style-name="gr8" draw:text-style-name="P5" draw:layer="layout" draw:type="curve" draw:line-skew="0cm 0.73cm" svg:x1="2.068cm" svg:y1="3.403cm" svg:x2="1.877cm" svg:y2="5.595cm" draw:start-shape="id5" draw:start-glue-point="10" draw:end-shape="id2" draw:end-glue-point="4">
          <text:p text:style-name="P3"/>
        </draw:connector>
        <draw:connector draw:style-name="gr14" draw:text-style-name="P5" draw:layer="layout" draw:type="curve" draw:line-skew="0.275cm 1.111cm" svg:x1="2.068cm" svg:y1="2.787cm" svg:x2="1.877cm" svg:y2="5.595cm" draw:start-shape="id3" draw:start-glue-point="10" draw:end-shape="id2" draw:end-glue-point="4">
          <text:p text:style-name="P3"/>
        </draw:connector>
        <draw:connector draw:style-name="gr8" draw:text-style-name="P5" draw:layer="layout" draw:type="curve" draw:line-skew="-0.178cm 0.354cm" svg:x1="5.069cm" svg:y1="4.018cm" svg:x2="4.878cm" svg:y2="5.595cm" draw:start-shape="id9" draw:start-glue-point="10" draw:end-shape="id11" draw:end-glue-point="4">
          <text:p text:style-name="P3"/>
        </draw:connector>
        <draw:connector draw:style-name="gr8" draw:text-style-name="P5" draw:layer="layout" draw:type="curve" draw:line-skew="0.012cm 0.71cm" svg:x1="5.069cm" svg:y1="3.403cm" svg:x2="4.878cm" svg:y2="5.595cm" draw:start-shape="id8" draw:start-glue-point="10" draw:end-shape="id11" draw:end-glue-point="4">
          <text:p text:style-name="P3"/>
        </draw:connector>
        <draw:connector draw:style-name="gr8" draw:text-style-name="P5" draw:layer="layout" draw:type="curve" draw:line-skew="0.17cm 1.075cm" svg:x1="5.069cm" svg:y1="2.787cm" svg:x2="4.878cm" svg:y2="5.595cm" draw:start-shape="id7" draw:start-glue-point="10" draw:end-shape="id11" draw:end-glue-point="4">
          <text:p text:style-name="P3"/>
        </draw:connector>
        <draw:connector draw:style-name="gr8" draw:text-style-name="P5" draw:layer="layout" draw:type="curve" draw:line-skew="0.377cm 1.803cm" svg:x1="1.742cm" svg:y1="3.538cm" svg:x2="1.877cm" svg:y2="4.77cm" draw:start-shape="id5" draw:start-glue-point="7" draw:end-shape="id1" draw:end-glue-point="4">
          <text:p text:style-name="P3"/>
        </draw:connector>
        <draw:connector draw:style-name="gr8" draw:text-style-name="P5" draw:layer="layout" draw:type="curve" draw:line-skew="0.157cm 0.592cm" svg:x1="1.742cm" svg:y1="2.922cm" svg:x2="1.877cm" svg:y2="4.77cm" draw:start-shape="id3" draw:start-glue-point="7" draw:end-shape="id1" draw:end-glue-point="4">
          <text:p text:style-name="P3"/>
        </draw:connector>
        <draw:connector draw:style-name="gr8" draw:text-style-name="P5" draw:layer="layout" draw:type="curve" svg:x1="1.877cm" svg:y1="4.209cm" svg:x2="1.877cm" svg:y2="4.77cm" draw:start-shape="id6" draw:start-glue-point="8" draw:end-shape="id1" draw:end-glue-point="4">
          <text:p text:style-name="P3"/>
        </draw:connector>
        <draw:connector draw:style-name="gr9" draw:text-style-name="P5" draw:layer="layout" draw:type="line" svg:x1="4.743cm" svg:y1="1.311cm" svg:x2="4.039cm" svg:y2="1.73cm" draw:start-shape="id21" draw:start-glue-point="7" draw:end-shape="id4" draw:end-glue-point="11">
          <text:p text:style-name="P3"/>
        </draw:connector>
        <draw:connector draw:style-name="gr10" draw:text-style-name="P5" draw:layer="layout" draw:type="line" svg:x1="2.068cm" svg:y1="1.176cm" svg:x2="4.689cm" svg:y2="1.176cm" draw:start-shape="id22" draw:start-glue-point="10" draw:end-shape="id21" draw:end-glue-point="6">
          <text:p text:style-name="P3"/>
        </draw:connector>
        <draw:custom-shape draw:style-name="gr12" draw:text-style-name="P5" draw:id="id22" draw:layer="layout" svg:width="0.38cm" svg:height="0.38cm" svg:x="1.688cm" svg:y="0.9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21" draw:layer="layout" svg:width="0.38cm" svg:height="0.38cm" svg:x="4.689cm" svg:y="0.9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5" draw:layer="layout" draw:type="line" svg:x1="5.069cm" svg:y1="1.176cm" svg:x2="7.691cm" svg:y2="1.176cm" draw:start-shape="id21" draw:start-glue-point="10" draw:end-shape="id23" draw:end-glue-point="6">
          <text:p text:style-name="P3"/>
        </draw:connector>
        <draw:custom-shape draw:style-name="gr12" draw:text-style-name="P5" draw:id="id23" draw:layer="layout" svg:width="0.38cm" svg:height="0.38cm" svg:x="7.691cm" svg:y="0.98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5" draw:layer="layout" draw:type="curve" draw:line-skew="-1.079cm" svg:x1="7.88cm" svg:y1="1.367cm" svg:x2="7.691cm" svg:y2="4.959cm" draw:start-shape="id23" draw:start-glue-point="8" draw:end-shape="id19" draw:end-glue-point="6">
          <text:p text:style-name="P3"/>
        </draw:connector>
        <draw:connector draw:style-name="gr8" draw:text-style-name="P5" draw:layer="layout" draw:type="curve" draw:line-skew="-1.004cm" svg:x1="4.878cm" svg:y1="1.367cm" svg:x2="4.689cm" svg:y2="4.959cm" draw:start-shape="id21" draw:start-glue-point="8" draw:end-shape="id10" draw:end-glue-point="6">
          <text:p text:style-name="P3"/>
        </draw:connector>
        <draw:connector draw:style-name="gr8" draw:text-style-name="P5" draw:layer="layout" draw:type="curve" draw:line-skew="0.288cm" svg:x1="8.071cm" svg:y1="1.176cm" svg:x2="8.071cm" svg:y2="5.784cm" draw:start-shape="id23" draw:start-glue-point="10" draw:end-shape="id20" draw:end-glue-point="10">
          <text:p text:style-name="P3"/>
        </draw:connector>
        <draw:connector draw:style-name="gr14" draw:text-style-name="P5" draw:layer="layout" draw:type="curve" draw:line-skew="0.405cm" svg:x1="2.068cm" svg:y1="1.176cm" svg:x2="2.068cm" svg:y2="5.784cm" draw:start-shape="id22" draw:start-glue-point="10" draw:end-shape="id2" draw:end-glue-point="10">
          <text:p text:style-name="P3"/>
        </draw:connector>
        <draw:connector draw:style-name="gr8" draw:text-style-name="P5" draw:layer="layout" draw:type="curve" draw:line-skew="0.321cm" svg:x1="5.069cm" svg:y1="1.176cm" svg:x2="5.069cm" svg:y2="5.784cm" draw:start-shape="id21" draw:start-glue-point="10" draw:end-shape="id11" draw:end-glue-point="10">
          <text:p text:style-name="P3"/>
        </draw:connector>
        <draw:connector draw:style-name="gr8" draw:text-style-name="P5" draw:layer="layout" draw:type="curve" draw:line-skew="-0.983cm" svg:x1="1.877cm" svg:y1="1.367cm" svg:x2="1.688cm" svg:y2="4.959cm" draw:start-shape="id22" draw:start-glue-point="8" draw:end-shape="id1" draw:end-glue-point="6">
          <text:p text:style-name="P3"/>
        </draw:connector>
        <draw:connector draw:style-name="gr9" draw:text-style-name="P5" draw:layer="layout" draw:type="line" svg:x1="7.745cm" svg:y1="1.311cm" svg:x2="7.041cm" svg:y2="1.73cm" draw:start-shape="id23" draw:start-glue-point="7" draw:end-shape="id18" draw:end-glue-point="11">
          <text:p text:style-name="P3"/>
        </draw:connector>
        <draw:frame draw:style-name="gr4" draw:text-style-name="P4" draw:layer="layout" svg:width="0.756cm" svg:height="0.399cm" svg:x="-0.178cm" svg:y="0.978cm">
          <draw:text-box>
            <text:p text:style-name="P3"><text:span text:style-name="T2"><text:s/></text:span><text:span text:style-name="T2">d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9.4cm" fo:page-height="7.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6-07T14:18:10</dc:date>
    <dc:language>en-US</dc:language>
    <meta:editing-cycles>41</meta:editing-cycles>
    <meta:editing-duration>PT7H58M49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